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 fo:background-color="#D9D9D9"/>
      <style:text-properties fo:color="#222222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222222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222222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2.40895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cicular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ctivitat</text:p>
          </table:table-cell>
          <table:table-cell office:value-type="string" table:style-name="ce7">
            <text:p>Mitjan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1">
            <text:p>Blancs grisosos amb tons blavosos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Duresa al polit</text:p>
          </table:table-cell>
          <table:table-cell office:value-type="string" table:style-name="ce12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Moderada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Colors d'interferència</text:p>
          </table:table-cell>
          <table:table-cell office:value-type="string" table:style-name="ce11">
            <text:p>Blaus grisoso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12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6" table:style-name="ce14">
            <text:p>6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15">
            <text:p>Altres minerals importants a la proveta (%)</text:p>
          </table:table-cell>
          <table:table-cell office:value-type="string" table:style-name="ce16">
            <text:p>Ganga 40%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7">
            <text:p>Característiques generals del mineral</text:p>
          </table:table-cell>
          <table:table-cell office:value-type="string" table:style-name="ce5">
            <text:p>Hematites</text:p>
          </table:table-cell>
          <table:table-cell table:number-columns-repeated="16382"/>
        </table:table-row>
        <table:table-row table:style-name="ro8">
          <table:table-cell office:value-type="string" table:style-name="ce10">
            <text:p>Fórmula química</text:p>
          </table:table-cell>
          <table:table-cell office:value-type="string" table:style-name="ce18">
            <text:p>Fe<text:span text:style-name="T2">2</text:span>O<text:span text:style-name="T2">3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11">
            <text:p>Rarament visible (1011) i (0001)</text:p>
          </table:table-cell>
          <table:table-cell table:number-columns-repeated="16382"/>
        </table:table-row>
        <table:table-row table:style-name="ro10">
          <table:table-cell office:value-type="string" table:style-name="ce10">
            <text:p>Reflectivitat</text:p>
          </table:table-cell>
          <table:table-cell office:value-type="string" table:style-name="ce7">
            <text:p>Mitja (26.1 - 30,2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1">
            <text:p>Blanc grisós amb tons blavoso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uresa al polit</text:p>
          </table:table-cell>
          <table:table-cell office:value-type="string" table:style-name="ce7">
            <text:p>Alta: &gt;goethita, &gt;ilmenita, &gt;magnetita, &lt;cassiterita, &lt;rutilo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11">
            <text:p>Dèbi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Moderada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olors d'interferència</text:p>
          </table:table-cell>
          <table:table-cell office:value-type="string" table:style-name="ce11">
            <text:p>Blau grisós, groc grisós, gris verdós i tons marronosos clar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7">
            <text:p>Freqüents: vermell fos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nerals associats</text:p>
          </table:table-cell>
          <table:table-cell office:value-type="string" table:style-name="ce11">
            <text:p>Casiterita, cromita, goethita, ilmenita, magnetita, pirolusita, rútil, esfalerita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34:49Z</dc:date>
    <meta:editing-cycles>3</meta:editing-cycles>
    <meta:editing-duration>PT1452S</meta:editing-duration>
  </office:meta>
</office:document-meta>
</file>